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62cm" fo:min-width="6.6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3cm" fo:min-width="4.58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77cm" fo:min-width="2.5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5.8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5.8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1" style:family="graphic">
      <style:graphic-properties style:writing-mode="lr-tb" loext:decorative="false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textarea-horizontal-align="justify" draw:textarea-vertical-align="top" draw:auto-grow-height="false" fo:min-height="4.75cm" fo:min-width="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fo:wrap-option="no-wrap" draw:shadow="hidden" draw:shadow-offset-x="0.03cm" draw:shadow-offset-y="0.03cm" draw:shadow-color="#808080" loext:decorative="false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fo:wrap-option="no-wrap" draw:shadow="hidden" draw:shadow-offset-x="0.03cm" draw:shadow-offset-y="0.03cm" draw:shadow-color="#808080" loext:decorative="false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b2b2b2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b2b2b2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77cm" fo:min-width="2.5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tart-End" draw:style-name="gr1" draw:text-style-name="P2" xml:id="id1" draw:id="id1" draw:layer="layout" svg:width="7.938cm" svg:height="1.576cm" svg:x="15.081cm" svg:y="0.964cm">
          <text:p text:style-name="P1"><text:span text:style-name="T1">Program Entry Point</text:span></text:p>
          <text:p text:style-name="P1"><text:span text:style-name="T2">espresso.jar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" draw:style-name="gr2" draw:text-style-name="P3" draw:layer="layout" svg:x1="19.05cm" svg:y1="2.54cm" svg:x2="19.05cm" svg:y2="3.596cm" draw:start-shape="id1" draw:start-glue-point="6" draw:end-shape="id2" draw:end-glue-point="4" svg:d="M19050 2540v1056" svg:viewBox="0 0 1 1057">
          <text:p/>
        </draw:connector>
        <draw:custom-shape draw:name="Manual-Input" draw:style-name="gr3" draw:text-style-name="P2" xml:id="id2" draw:id="id2" draw:layer="layout" svg:width="5.08cm" svg:height="2cm" svg:x="16.51cm" svg:y="3.397cm">
          <text:p text:style-name="P1"><text:span text:style-name="T1">Command Container</text:span></text:p>
          <text:p text:style-name="P1"><text:span text:style-name="T2">project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name="Manual-Input 2" draw:style-name="gr4" draw:text-style-name="P2" xml:id="id6" draw:id="id6" draw:layer="layout" svg:width="3cm" svg:height="1.905cm" svg:x="17.537cm" svg:y="7.62cm">
          <text:p text:style-name="P1"><text:span text:style-name="T1">Command</text:span></text:p>
          <text:p text:style-name="P1"><text:span text:style-name="T2">init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name="Process" draw:style-name="gr5" draw:text-style-name="P2" xml:id="id4" draw:id="id4" draw:layer="layout" svg:width="3cm" svg:height="2cm" svg:x="17.52cm" svg:y="14.922cm">
          <text:p text:style-name="P1"><text:span text:style-name="T1">execute(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Curved" draw:style-name="gr6" draw:text-style-name="P3" draw:layer="layout" draw:type="curve" svg:x1="15.24cm" svg:y1="13.43cm" svg:x2="19.02cm" svg:y2="14.922cm" draw:start-shape="id3" draw:start-glue-point="6" draw:end-shape="id4" draw:end-glue-point="4" svg:d="M15240 13430c0 1119 3780 373 3780 1492" svg:viewBox="0 0 3781 1493">
          <text:p/>
        </draw:connector>
        <draw:connector draw:name="Connector-Curved 1" draw:style-name="gr7" draw:text-style-name="P3" draw:layer="layout" draw:type="curve" svg:x1="22.742cm" svg:y1="13.43cm" svg:x2="19.02cm" svg:y2="14.922cm" draw:start-shape="id5" draw:start-glue-point="6" draw:end-shape="id4" draw:end-glue-point="4" svg:d="M22742 13430c0 1119-3722 373-3722 1492" svg:viewBox="0 0 3723 1493">
          <text:p/>
        </draw:connector>
        <draw:custom-shape draw:name="Process 2" draw:style-name="gr8" draw:text-style-name="P2" xml:id="id5" draw:id="id5" draw:layer="layout" svg:width="6.35cm" svg:height="2cm" svg:x="19.567cm" svg:y="11.43cm">
          <text:p text:style-name="P1"><text:span text:style-name="T1">Command Modifier</text:span></text:p>
          <text:p text:style-name="P1"><text:span text:style-name="T2">--repository </text:span><text:span text:style-name="T2"><text:a xlink:href="https://myrepo.com/" xlink:type="simple">https://myrepo.com</text:a></text:span><text:span text:style-name="T2"><text:s/>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3" draw:style-name="gr9" draw:text-style-name="P2" xml:id="id3" draw:id="id3" draw:layer="layout" svg:width="6.35cm" svg:height="2cm" svg:x="12.065cm" svg:y="11.43cm">
          <text:p text:style-name="P1"><text:span text:style-name="T1">Command Modifier</text:span></text:p>
          <text:p text:style-name="P1"><text:span text:style-name="T2">--interactive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Standard 1" draw:style-name="gr10" draw:text-style-name="P3" draw:layer="layout" svg:x1="19.05cm" svg:y1="5.397cm" svg:x2="19.037cm" svg:y2="7.62cm" draw:start-shape="id2" draw:start-glue-point="2" draw:end-shape="id6" draw:end-glue-point="0" svg:d="M19050 5397v1112h-13v1111" svg:viewBox="0 0 14 2224">
          <text:p/>
        </draw:connector>
        <draw:g draw:name="Container-2-1" draw:style-name="gr11">
          <draw:custom-shape draw:style-name="gr12" draw:text-style-name="P5" draw:layer="layout" svg:width="8.5cm" svg:height="5cm" svg:x="-0.067cm" svg:y="-0.067cm">
            <text:p text:style-name="P4"><text:span text:style-name="T3">Flow of an </text:span><text:span text:style-name="T3">EAP </text:span><text:span text:style-name="T3">command</text:span></text:p>
            <text:p text:style-name="P4"><text:span text:style-name="T3">Command: </text:span></text:p>
            <text:p text:style-name="P4"><text:span text:style-name="T3">espresso </text:span><text:span text:style-name="T3">project init –</text:span><text:span text:style-name="T3">interactive </text:span></text:p>
            <text:p text:style-name="P4"><text:span text:style-name="T3">–</text:span><text:span text:style-name="T3">repository </text:span><text:span text:style-name="T3">https://myrep</text:span><text:span text:style-name="T3">o.co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" draw:text-style-name="P6" draw:layer="layout" svg:x1="-0.067cm" svg:y1="-0.317cm" svg:x2="-0.067cm" svg:y2="0.183cm">
            <text:p/>
          </draw:line>
          <draw:line draw:style-name="gr14" draw:text-style-name="P6" draw:layer="layout" svg:x1="0.183cm" svg:y1="-0.067cm" svg:x2="-0.317cm" svg:y2="-0.067cm">
            <text:p/>
          </draw:line>
        </draw:g>
        <draw:connector draw:name="Connector 1" draw:style-name="gr15" draw:text-style-name="P3" draw:layer="layout" svg:x1="19.037cm" svg:y1="9.375cm" svg:x2="19.02cm" svg:y2="14.922cm" draw:start-shape="id6" draw:start-glue-point="6" draw:end-shape="id4" draw:end-glue-point="4" svg:d="M19037 9375v2848h-17v2699" svg:viewBox="0 0 18 5548">
          <text:p/>
        </draw:connector>
        <draw:connector draw:name="Connector-Curved 2" draw:style-name="gr16" draw:text-style-name="P3" draw:layer="layout" draw:type="curve" svg:x1="19.037cm" svg:y1="9.375cm" svg:x2="15.24cm" svg:y2="11.43cm" draw:start-shape="id6" draw:start-glue-point="6" draw:end-shape="id3" draw:end-glue-point="4" svg:d="M19037 9375c0 1654-3797 627-3797 2055" svg:viewBox="0 0 3798 2056">
          <text:p/>
        </draw:connector>
        <draw:connector draw:name="Connector-Curved 3" draw:style-name="gr17" draw:text-style-name="P3" draw:layer="layout" draw:type="curve" svg:x1="19.037cm" svg:y1="9.375cm" svg:x2="22.742cm" svg:y2="11.43cm" draw:start-shape="id6" draw:start-glue-point="6" draw:end-shape="id5" draw:end-glue-point="4" svg:d="M19037 9375c0 1654 3705 627 3705 2055" svg:viewBox="0 0 3706 2056">
          <text:p/>
        </draw:connector>
        <draw:custom-shape draw:name="Manual-Input 1" draw:style-name="gr18" draw:text-style-name="P2" xml:id="id7" draw:id="id7" draw:layer="layout" svg:width="3cm" svg:height="1.905cm" svg:x="6.032cm" svg:y="7.62cm">
          <text:p text:style-name="P1"><text:span text:style-name="T1">Command</text:span></text:p>
          <text:p text:style-name="P1"><text:span text:style-name="T2">build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name="Process 1" draw:style-name="gr19" draw:text-style-name="P2" xml:id="id8" draw:id="id8" draw:layer="layout" svg:width="3cm" svg:height="2cm" svg:x="5.99cm" svg:y="14.922cm">
          <text:p text:style-name="P1"><text:span text:style-name="T1">execute(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Standard" draw:style-name="gr20" draw:text-style-name="P3" draw:layer="layout" svg:x1="19.05cm" svg:y1="5.239cm" svg:x2="7.532cm" svg:y2="7.809cm" draw:start-shape="id2" draw:start-glue-point="6" draw:end-shape="id7" draw:end-glue-point="4" svg:d="M19050 5239v1270h-11518v1300" svg:viewBox="0 0 11519 2571">
          <text:p/>
        </draw:connector>
        <draw:connector draw:name="Connector-Standard 2" draw:style-name="gr21" draw:text-style-name="P3" draw:layer="layout" svg:x1="7.532cm" svg:y1="9.375cm" svg:x2="7.49cm" svg:y2="14.922cm" draw:start-shape="id7" draw:start-glue-point="6" draw:end-shape="id8" draw:end-glue-point="4" svg:d="M7532 9375v2848h-42v2699" svg:viewBox="0 0 43 5548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0:37:24.319079650</meta:creation-date>
    <dc:date>2023-11-20T14:26:45.235333775</dc:date>
    <meta:editing-duration>PT3H49M14S</meta:editing-duration>
    <meta:editing-cycles>15</meta:editing-cycles>
    <meta:generator>LibreOffice/7.6.2.1$Linux_X86_64 LibreOffice_project/56f7684011345957bbf33a7ee678afaf4d2ba333</meta:generator>
    <meta:document-statistic meta:object-count="21"/>
  </office:meta>
</office:document-meta>
</file>